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3.235cm" style:use-optimal-column-width="false"/>
    </style:style>
    <style:style style:name="co2" style:family="table-column">
      <style:table-column-properties style:column-width="78.503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00pt" style:font-name-asian="Liberation Sans1" style:font-size-asian="200pt" style:font-size-complex="200pt"/>
    </style:style>
    <style:style style:name="T2" style:family="text">
      <style:text-properties fo:font-size="2pt" style:font-name-asian="Liberation Sans1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1.737cm" svg:height="125.33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نہ بھول کر بھی کبھی تم کسی کی بات کرو</text:span><text:span text:style-name="T1"><text:line-break/></text:span><text:span text:style-name="T1">علی کا ذکر کرو، بس علی کی بات کرو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<text:span text:style-name="T1">علی کے نقشِ قدم کا میں ذکر کرتا ہوں</text:span><text:span text:style-name="T1"><text:line-break/></text:span><text:span text:style-name="T1">تم اُس کے ساتھ ہی دوشِ نبیؐ کی بات کرو</text:span><text:span text:style-name="T2"><text:line-break/></text:span><text:span text:style-name="T2"/></text:p>
              </table:table-cell>
              <table:table-cell>
                <text:p text:style-name="P1"><text:span text:style-name="T1">کسی کا نفس، کسی کا وصی، کسی کا ولی</text:span><text:span text:style-name="T1"><text:line-break/></text:span><text:span text:style-name="T1">یہ سب صفات ہوں جس میں، اُسی کی بات کرو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سرِ نیاز جھکا دو علیؑ کی چوکھٹ پر</text:span><text:span text:style-name="T1"><text:line-break/></text:span><text:span text:style-name="T1">غرور و ناز سے پھر بندگی کی بات کرو</text:span><text:span text:style-name="T2"><text:line-break/></text:span><text:span text:style-name="T2"/></text:p>
              </table:table-cell>
              <table:table-cell>
                <text:p text:style-name="P1"><text:span text:style-name="T1">یہ ذکر ذکرِ نبیؐ ہے، یہی ہے ذکرِ خدا</text:span><text:span text:style-name="T1"><text:line-break/></text:span><text:span text:style-name="T1">علی کے ہوتے ہوئے کیوں کسی کی بات کرو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ازل سے ساقیِ کوثر سے ہوں میں وابستہ</text:span><text:span text:style-name="T1"><text:line-break/></text:span><text:span text:style-name="T1">نہ میرے آگے کسی تشنگی کی بات کرو</text:span><text:span text:style-name="T2"><text:line-break/></text:span><text:span text:style-name="T2"/></text:p>
              </table:table-cell>
              <table:table-cell>
                <text:p text:style-name="P1"><text:span text:style-name="T1">سمجھ میں آ نہ سکے گا کبھی علیؑ کا مقام</text:span><text:span text:style-name="T1"><text:line-break/></text:span><text:span text:style-name="T1">نہ اس طرح کبھی دیوانگی کی بات کرو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ہے وقت نزع کا بالی پہ آئے ہیں مولا</text:span><text:span text:style-name="T1"><text:line-break/></text:span><text:span text:style-name="T1">کہاں کی موت، بس اب زندگی کی بات کرو</text:span><text:span text:style-name="T2"><text:line-break/></text:span><text:span text:style-name="T2"/></text:p>
              </table:table-cell>
              <table:table-cell>
                <text:p text:style-name="P1"><text:span text:style-name="T1">لحد میں میری اندھیرا ہو غیر ممکن ہے</text:span><text:span text:style-name="T1"><text:line-break/></text:span><text:span text:style-name="T1">جہاں علیؑ ہوں وہاں روشنی کی بات کرو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بوقتِ نزع کہوں گا میں مومنوں سے سعیدؔ</text:span><text:span text:style-name="T1"><text:line-break/></text:span><text:span text:style-name="T1">نکل رہا ہے میرا دم، علیؑ کی بات کرو</text:span><text:span text:style-name="T2"><text:line-break/></text:span><text:span text:style-name="T2"/></text:p>
              </table:table-cell>
              <table:table-cell>
                <text:p text:style-name="P1"><text:span text:style-name="T1">فرشتوں کیسا سوال و جواب تربت میں</text:span><text:span text:style-name="T1"><text:line-break/></text:span><text:span text:style-name="T1">اب آ گئے ہو تو بیٹھو علیؑ کی بات کرو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1.74cm" fo:page-height="125.3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3T07:58:44.208695100</meta:creation-date>
    <dc:date>2026-01-27T20:45:49.510685400</dc:date>
    <meta:editing-duration>PT4M38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